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NF 6429 - process. 09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0-10" calcext:value-type="date">
            <text:p>10/10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17">00/00/0000</text:date></text:span><text:span text:style-name="MT2"><text:s/>- </text:span><text:span text:style-name="MT2"><text:time style:data-style-name="N2" text:time-value="09:35:52.4461728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09:35:52.453112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06:55</meta:creation-date>
    <dc:date>2025-10-17T09:36:27.798118500</dc:date>
    <meta:print-date>2019-12-10T15:22:29.903000000</meta:print-date>
    <dc:language>pt-PT</dc:language>
    <meta:editing-cycles>578</meta:editing-cycles>
    <meta:editing-duration>PT23H57M19S</meta:editing-duration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